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12fd9b" officeooo:paragraph-rsid="0012fd9b"/>
    </style:style>
    <style:style style:name="P2" style:family="paragraph" style:parent-style-name="Text_20_body">
      <style:text-properties style:font-name="Liberation Serif" officeooo:rsid="000d6662" officeooo:paragraph-rsid="000e3546"/>
    </style:style>
    <style:style style:name="P3" style:family="paragraph" style:parent-style-name="Text_20_body" style:list-style-name="L1">
      <style:text-properties style:font-name="Liberation Serif" officeooo:rsid="000e3546" officeooo:paragraph-rsid="000e3546"/>
    </style:style>
    <style:style style:name="P4" style:family="paragraph" style:parent-style-name="Text_20_body" style:list-style-name="L1">
      <style:text-properties style:font-name="Liberation Serif" officeooo:rsid="000e9b71" officeooo:paragraph-rsid="000e9b71"/>
    </style:style>
    <style:style style:name="P5" style:family="paragraph" style:parent-style-name="Text_20_body" style:list-style-name="L1">
      <style:text-properties style:font-name="Liberation Serif" officeooo:rsid="00110d45" officeooo:paragraph-rsid="00110d45"/>
    </style:style>
    <style:style style:name="P6" style:family="paragraph" style:parent-style-name="Heading_20_1">
      <style:text-properties style:font-name="Liberation Serif" officeooo:rsid="00145cbd" officeooo:paragraph-rsid="00145cbd"/>
    </style:style>
    <style:style style:name="T1" style:family="text">
      <style:text-properties fo:font-style="italic" style:font-style-asian="italic" style:font-style-complex="italic"/>
    </style:style>
    <style:style style:name="T2" style:family="text">
      <style:text-properties fo:font-style="italic" officeooo:rsid="00103b66"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3546" style:font-style-asian="normal" style:font-style-complex="normal"/>
    </style:style>
    <style:style style:name="T5" style:family="text">
      <style:text-properties fo:font-style="normal" officeooo:rsid="000e9b71" style:font-style-asian="normal" style:font-style-complex="normal"/>
    </style:style>
    <style:style style:name="T6" style:family="text">
      <style:text-properties fo:font-style="normal" officeooo:rsid="00103b66" style:font-style-asian="normal" style:font-style-complex="normal"/>
    </style:style>
    <style:style style:name="T7" style:family="text">
      <style:text-properties fo:font-style="normal" officeooo:rsid="00110d45" style:font-style-asian="normal" style:font-style-complex="normal"/>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style:font-name="Bitstream Vera Sans Mono" fo:font-style="normal" fo:font-weight="bold" style:font-style-asian="normal" style:font-weight-asian="bold" style:font-style-complex="normal" style:font-weight-complex="bold"/>
    </style:style>
    <style:style style:name="T10" style:family="text">
      <style:text-properties style:font-name="Bitstream Vera Sans Mono" fo:font-style="normal" fo:font-weight="bold" officeooo:rsid="00103b66" style:font-style-asian="normal" style:font-weight-asian="bold" style:font-style-complex="normal" style:font-weight-complex="bold"/>
    </style:style>
    <style:style style:name="T11" style:family="text">
      <style:text-properties style:font-name="Bitstream Vera Sans Mono" fo:font-style="normal" fo:font-weight="bold" officeooo:rsid="000e9b71" style:font-style-asian="normal" style:font-weight-asian="bold" style:font-style-complex="normal" style:font-weight-complex="bold"/>
    </style:style>
    <style:style style:name="T12" style:family="text">
      <style:text-properties officeooo:rsid="0012fd9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T</text:span>he <text:span text:style-name="T1">checksum</text:span><text:span text:style-name="T3"> of an integer is </text:span><text:span text:style-name="T4">the sum of the digits </text:span><text:span text:style-name="T6">in the integer remainder</text:span><text:span text:style-name="T4"> 10 </text:span><text:span text:style-name="T6">(or mod 10)</text:span><text:span text:style-name="T6"><text:note text:id="ftn0" text:note-class="footnote"><text:note-citation>1</text:note-citation><text:note-body><text:p text:style-name="P1">This is one definition of a checksum. There are many different kinds of checksums.</text:p></text:note-body></text:note></text:span><text:span text:style-name="T4">. For example, lets says we had the integer 46183. The checksum would be 4 + 6 + 1 + 8 + 3 = 22, then 22 mod 10 = 2. So the checksum of 46183 is 2. <text:s/>The reason </text:span><text:span text:style-name="T6">checksums are </text:span><text:span text:style-name="T4">useful is </text:span><text:span text:style-name="T6">for error checking network communication. For example, </text:span><text:span text:style-name="T4">if we were to transmit the integer and its checksum over the internet as the pair (46183, 2) then the receive</text:span><text:span text:style-name="T6">r</text:span><text:span text:style-name="T4"> could verify that the transmission did not contain an error by verifying the checksum. <text:s/></text:span></text:p>
      <text:p text:style-name="P2"><text:span text:style-name="T4">For example, lets say Alice wants to send Bob the integer 46183, she would send the pair (46183, 2). If there was an error in the transmission and Bob received (46983, 2), here the 1 got changed to a 9 because of electromagnetic interference, Bob could detect that there was a problem by computing the checksum of 46983 and noticing that it was not 2, because 4 + 6 + 9 + 8 + 3 = 30 and 30 mod 10 is 0, not 2. </text:span><text:span text:style-name="T6">He would then notify Alice that there was an error and ask her to resend.</text:span><text:span text:style-name="T4"> <text:s/></text:span><text:span text:style-name="T6">T</text:span><text:span text:style-name="T4">his trick </text:span><text:span text:style-name="T6">also </text:span><text:span text:style-name="T4">works if there is an error in the checksum digit, </text:span><text:span text:style-name="T6">but not if there were an error in </text:span><text:span text:style-name="T2">both</text:span><text:span text:style-name="T6"> the ineteger and the checksum digit (or if the were multiple errors in the integer).</text:span></text:p>
      <text:list xml:id="list3185493063" text:style-name="L1">
        <text:list-item>
          <text:p text:style-name="P3"><text:span text:style-name="T8">Part 1:</text:span><text:span text:style-name="T3"> </text:span><text:span text:style-name="T6">In your personal CS220 repo w</text:span><text:span text:style-name="T3">rite a </text:span><text:span text:style-name="T9">main.c</text:span><text:span text:style-name="T3"> that has two functions </text:span><text:span text:style-name="T10">main</text:span><text:span text:style-name="T6"> and </text:span><text:span text:style-name="T10">checksum</text:span><text:span text:style-name="T3">. The function </text:span><text:span text:style-name="T9">checksum</text:span><text:span text:style-name="T3"> </text:span><text:span text:style-name="T6">should </text:span><text:span text:style-name="T3">take a non-negative integer </text:span><text:span text:style-name="T9">n</text:span><text:span text:style-name="T3"> </text:span><text:span text:style-name="T6">as a parameter </text:span><text:span text:style-name="T3">and return the checksum of </text:span><text:span text:style-name="T9">n</text:span><text:span text:style-name="T3">. Write a simple </text:span><text:span text:style-name="T9">main</text:span><text:span text:style-name="T3"> function </text:span><text:span text:style-name="T7">that </text:span><text:span text:style-name="T3">tests your function on 46183 and verifies that it computes 2. <text:s/></text:span></text:p>
        </text:list-item>
        <text:list-item>
          <text:p text:style-name="P3"><text:span text:style-name="T8">Part 2:</text:span><text:span text:style-name="T3"> Modify the </text:span><text:span text:style-name="T9">main</text:span><text:span text:style-name="T3"> function so that you prompt </text:span><text:span text:style-name="T5">for</text:span><text:span text:style-name="T3"> and read an integer from the user (on the keyboard), call your </text:span><text:span text:style-name="T9">checksum</text:span><text:span text:style-name="T3"> function, and then prints the checksum </text:span><text:span text:style-name="T5">of the integer read</text:span><text:span text:style-name="T3">. Make sure to use nice prompts, </text:span><text:span text:style-name="T5">output</text:span><text:span text:style-name="T3"> and comment your functions.</text:span></text:p>
        </text:list-item>
        <text:list-item>
          <text:p text:style-name="P3"><text:span text:style-name="T8">Part 3:</text:span><text:span text:style-name="T3"> </text:span><text:span text:style-name="T5">Break you </text:span><text:span text:style-name="T11">main.c</text:span><text:span text:style-name="T5"> file up into two files, one named </text:span><text:span text:style-name="T11">main.c</text:span><text:span text:style-name="T5"> that only contains the main function, and the other </text:span><text:span text:style-name="T11">checksum.c</text:span><text:span text:style-name="T5"> that contains the checksum </text:span><text:span text:style-name="T7">function</text:span><text:span text:style-name="T5">. Use separate compilation to compile and the run your program.</text:span></text:p>
        </text:list-item>
        <text:list-item>
          <text:p text:style-name="P4"><text:span text:style-name="T8">Part 4:</text:span><text:span text:style-name="T3"> </text:span><text:span text:style-name="T7">Push</text:span><text:span text:style-name="T3"> your </text:span><text:span text:style-name="T7">two files</text:span><text:span text:style-name="T3"> up to </text:span><text:span text:style-name="T6">G</text:span><text:span text:style-name="T3">it</text:span><text:span text:style-name="T6">H</text:span><text:span text:style-name="T3">ub </text:span><text:span text:style-name="T6">and verify by logging on to GitHub in your brower and check that both files are there</text:span><text:span text:style-name="T3">.</text:span></text:p>
        </text:list-item>
        <text:list-item>
          <text:p text:style-name="P4"><text:span text:style-name="T8">Part 5:</text:span><text:span text:style-name="T3"> </text:span><text:span text:style-name="T7">I</text:span><text:span text:style-name="T3">f time allows. <text:s/>Modify your checksum function so that it appends the checksum digit as the least significant digit to the original integer. For example, </text:span><text:span text:style-name="T9">checksum(46183)</text:span><text:span text:style-name="T3"> would return 461832 instead of just 2.</text:span></text:p>
        </text:list-item>
        <text:list-item>
          <text:p text:style-name="P5"><text:span text:style-name="T8">Part 6:</text:span><text:span text:style-name="T3"> If time allows. Modify your main function so that it repeatedly prompts for, reads an integer from the keyboard, and prints the checksum until they enter a -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text-properties style:font-name="Liberation Serif" officeooo:rsid="00145cbd" officeooo:paragraph-rsid="00145cb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h text:style-name="MP1" text:outline-level="1">In class lab for January 11, 2021</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0T13:31:57.256885732</meta:creation-date>
    <meta:generator>LibreOffice/6.1.5.2$Linux_ARM_EABI LibreOffice_project/10$Build-2</meta:generator>
    <dc:date>2021-01-10T16:00:48.972814643</dc:date>
    <meta:editing-duration>PT1H29M50S</meta:editing-duration>
    <meta:editing-cycles>5</meta:editing-cycles>
    <meta:document-statistic meta:table-count="0" meta:image-count="0" meta:object-count="0" meta:page-count="1" meta:paragraph-count="10" meta:word-count="494" meta:character-count="2615" meta:non-whitespace-character-count="2130"/>
  </office:meta>
</office:document-meta>
</file>